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086498773355489EE29.png" manifest:media-type="image/png"/>
  <manifest:file-entry manifest:full-path="Pictures/1000020100000330000000E5A2A3293EE9BDED17.png" manifest:media-type="image/png"/>
  <manifest:file-entry manifest:full-path="Pictures/10000201000002600000006474004A386C77E4B5.png" manifest:media-type="image/png"/>
  <manifest:file-entry manifest:full-path="Pictures/10000201000003C9000001C2AEF66E61FFC83096.png" manifest:media-type="image/png"/>
  <manifest:file-entry manifest:full-path="Pictures/100002010000028F0000012F224A852F0DAA0D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e133f" officeooo:paragraph-rsid="001e133f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e133f" officeooo:paragraph-rsid="001e133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-1:</text:p>
      <text:p text:style-name="P2"/>
      <text:p text:style-name="P2">Experiment-3:</text:p>
      <text:p text:style-name="P2"><draw:frame draw:style-name="fr1" draw:name="Image1" text:anchor-type="paragraph" svg:x="-0.258cm" svg:y="0.39cm" svg:width="17.623cm" svg:height="11.693cm" draw:z-index="0"><draw:image xlink:href="Pictures/10000201000003C9000001C2AEF66E61FFC83096.png" xlink:type="simple" xlink:show="embed" xlink:actuate="onLoad" loext:mime-type="image/png"/></draw:frame></text:p>
      <text:p text:style-name="P2"/>
      <text:p text:style-name="P2"><draw:frame draw:style-name="fr2" draw:name="Image2" text:anchor-type="paragraph" svg:width="17cm" svg:height="7.863cm" draw:z-index="1"><draw:image xlink:href="Pictures/100002010000028F0000012F224A852F0DAA0D44.png" xlink:type="simple" xlink:show="embed" xlink:actuate="onLoad" loext:mime-type="image/png"/></draw:frame></text:p>
      <text:p text:style-name="P2"><draw:frame draw:style-name="fr2" draw:name="Image3" text:anchor-type="paragraph" svg:width="17cm" svg:height="4.77cm" draw:z-index="2"><draw:image xlink:href="Pictures/1000020100000330000000E5A2A3293EE9BDED17.png" xlink:type="simple" xlink:show="embed" xlink:actuate="onLoad" loext:mime-type="image/png"/></draw:frame><text:soft-page-break/></text:p>
      <text:p text:style-name="P1"><draw:frame draw:style-name="fr3" draw:name="Image4" text:anchor-type="paragraph" svg:width="16.935cm" svg:height="2.785cm" draw:z-index="3"><draw:image xlink:href="Pictures/10000201000002600000006474004A386C77E4B5.png" xlink:type="simple" xlink:show="embed" xlink:actuate="onLoad" loext:mime-type="image/png"/></draw:frame></text:p>
      <text:p text:style-name="P1"><draw:frame draw:style-name="fr4" draw:name="Image5" text:anchor-type="paragraph" svg:width="17cm" svg:height="3.311cm" draw:z-index="4"><draw:image xlink:href="Pictures/10000201000002B000000086498773355489EE2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18:54.042344891</meta:creation-date>
    <dc:date>2022-03-22T16:10:06.169748729</dc:date>
    <meta:editing-duration>PT21S</meta:editing-duration>
    <meta:editing-cycles>1</meta:editing-cycles>
    <meta:document-statistic meta:table-count="0" meta:image-count="5" meta:object-count="0" meta:page-count="2" meta:paragraph-count="2" meta:word-count="3" meta:character-count="22" meta:non-whitespace-character-count="21"/>
    <meta:generator>LibreOffice/6.0.7.3$Linux_X86_64 LibreOffice_project/00m0$Build-3</meta:generator>
  </office:meta>
</office:document-meta>
</file>